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4f2aa" officeooo:paragraph-rsid="0004f2aa"/>
    </style:style>
    <style:style style:name="P2" style:family="paragraph" style:parent-style-name="Standard">
      <style:text-properties officeooo:rsid="0004f2aa" officeooo:paragraph-rsid="0004f2aa"/>
    </style:style>
    <style:style style:name="P3" style:family="paragraph" style:parent-style-name="Standard">
      <style:text-properties officeooo:rsid="00066abf" officeooo:paragraph-rsid="00066abf"/>
    </style:style>
    <style:style style:name="P4" style:family="paragraph" style:parent-style-name="Standard">
      <style:text-properties style:text-underline-style="solid" style:text-underline-width="auto" style:text-underline-color="font-color" officeooo:rsid="0006a47a" officeooo:paragraph-rsid="0006a47a"/>
    </style:style>
    <style:style style:name="P5" style:family="paragraph" style:parent-style-name="Standard">
      <style:text-properties style:text-underline-style="none" officeooo:rsid="0006a47a" officeooo:paragraph-rsid="0006a47a"/>
    </style:style>
    <style:style style:name="P6" style:family="paragraph" style:parent-style-name="Standard">
      <style:text-properties style:text-underline-style="none" officeooo:rsid="00075f52" officeooo:paragraph-rsid="00075f52"/>
    </style:style>
    <style:style style:name="P7" style:family="paragraph" style:parent-style-name="Standard">
      <style:text-properties style:text-underline-style="none" officeooo:rsid="000897f7" officeooo:paragraph-rsid="000897f7"/>
    </style:style>
    <style:style style:name="P8" style:family="paragraph" style:parent-style-name="Standard">
      <style:text-properties style:text-underline-style="none" officeooo:rsid="0008babd" officeooo:paragraph-rsid="0008babd"/>
    </style:style>
    <style:style style:name="P9" style:family="paragraph" style:parent-style-name="Standard">
      <style:text-properties style:text-underline-style="none" officeooo:rsid="0009ba59" officeooo:paragraph-rsid="0009ba5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b223c"/>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officeooo:rsid="0008babd"/>
    </style:style>
    <style:style style:name="T7" style:family="text">
      <style:text-properties officeooo:rsid="0009ba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text:p>
      <text:p text:style-name="P2">make sure to research the problem in its’ entirety before designing a solution. This is designed to allow you to show your understanding of the problem you have been given to solve </text:p>
      <text:p text:style-name="P2"/>
      <text:p text:style-name="P2">you should NOT give a design on how you should solve the problem</text:p>
      <text:p text:style-name="P2"/>
      <text:p text:style-name="P1">Format:</text:p>
      <text:p text:style-name="P2"/>
      <text:p text:style-name="P2">title page- proposal for insert company here</text:p>
      <text:p text:style-name="P2">provide name. Learner number,occ spec and maybe a picture linked to the theme of the scenario </text:p>
      <text:p text:style-name="P2"/>
      <text:p text:style-name="P2"><text:span text:style-name="T1">contents page</text:span>- leave empty for now as you will be able to auto generate a contents page</text:p>
      <text:p text:style-name="P2"/>
      <text:p text:style-name="P2"><text:span text:style-name="T1">organisation overview</text:span>-give a description of the business that the scenario is about</text:p>
      <text:p text:style-name="P2">-who are they as a business?</text:p>
      <text:p text:style-name="P2">-what do they do?</text:p>
      <text:p text:style-name="P2">-what are they looking for?</text:p>
      <text:p text:style-name="P2"/>
      <text:p text:style-name="P3"><text:span text:style-name="T1">Problem overview</text:span>- write a detailed description of your understanding of the problem (the main issues with their current issue)</text:p>
      <text:p text:style-name="P3">-explain the impact of the absence of your solution</text:p>
      <text:p text:style-name="P3">-give a description of what the problem is with the current system</text:p>
      <text:p text:style-name="P3">-DON’T TALK ABOUT <text:s/>HOW YOU WOULD SOLVE IT.</text:p>
      <text:p text:style-name="P3"/>
      <text:p text:style-name="P3"><text:span text:style-name="T2">User groups</text:span>- you need to identify what you think a group of users will do with this system </text:p>
      <text:p text:style-name="P3">-explain how you have identified them</text:p>
      <text:p text:style-name="P3">-briefly talk about how you think they will make use of the system </text:p>
      <text:p text:style-name="P3">-MINIMUM THREE GROUPS</text:p>
      <text:p text:style-name="P3">-<text:span text:style-name="T3">when stating user groups make sure to state things like their age range, employment status, technology ability and gender should only be mentioned if it is really important to the scenario (hardly ever)</text:span></text:p>
      <text:p text:style-name="P3"/>
      <text:p text:style-name="P3"><text:span text:style-name="T2">Empathy map</text:span>- what a user group says, thinks, does and feels split into those 4 categories </text:p>
      <text:p text:style-name="P3"/>
      <text:p text:style-name="P4"><text:span text:style-name="T4">Laws guidance and legislation</text:span>-<text:span text:style-name="T5"> explore what laws and guidance the business has to operate under</text:span></text:p>
      <text:p text:style-name="P5">-look at the laws and legislation that the business has to work under</text:p>
      <text:p text:style-name="P5">- look at other laws and legislation that will impact the system you will develop</text:p>
      <text:p text:style-name="P6">mention:</text:p>
      <text:p text:style-name="P6">GDPR</text:p>
      <text:p text:style-name="P6">WCAG</text:p>
      <text:p text:style-name="P6"/>
      <text:p text:style-name="P6"><text:span text:style-name="T4">Alternative systems</text:span>-look for alternative systems that will carry out the same requirements they have given you </text:p>
      <text:p text:style-name="P6">-for each system:</text:p>
      <text:p text:style-name="P6">what does that system do well</text:p>
      <text:p text:style-name="P6">what does the system fail to achieve</text:p>
      <text:p text:style-name="P6">what things will take from their system in your design</text:p>
      <text:p text:style-name="P6">look at how the data from the system will be stored I.E data sovereignty (where your data is held and therefore who is responsible for it.)</text:p>
      <text:p text:style-name="P6"/>
      <text:p text:style-name="P7">risks-start with security risks how can you defend or prevent them being an issue</text:p>
      <text:p text:style-name="P7">-what sorts of risks might come up that could impede you completing the project</text:p>
      <text:p text:style-name="P7"><text:soft-page-break/>-discuss how to mitigate risks- changing requirements from clients etc -main place to get marks in this section </text:p>
      <text:p text:style-name="P7"/>
      <text:p text:style-name="P7">decomposition-break down the problem and how you will circumvent that</text:p>
      <text:p text:style-name="P7"/>
      <text:p text:style-name="P7"><text:span text:style-name="T4">user acceptance criteria</text:span>-use g<text:span text:style-name="T6">i</text:span>rkin </text:p>
      <text:p text:style-name="P7"/>
      <text:p text:style-name="P8">functional and non-functional requirements</text:p>
      <text:p text:style-name="P8">functional- this is what needs to happen</text:p>
      <text:p text:style-name="P8">non-functional-this is what should happen- for example how passwords are stored and how fast each page should load</text:p>
      <text:p text:style-name="P8"/>
      <text:p text:style-name="P8"><text:span text:style-name="T4">key performance indicators</text:span>-</text:p>
      <text:p text:style-name="P8">things that will measure the success of the project </text:p>
      <text:p text:style-name="P8">-should be categorised where possible</text:p>
      <text:p text:style-name="P8">-examples: improved reviews, visitor satisfaction rate </text:p>
      <text:p text:style-name="P8"/>
      <text:p text:style-name="P8">description of proposed solution-general overview of <text:span text:style-name="T7">what your solution will be and what it does</text:span></text:p>
      <text:p text:style-name="P8"/>
      <text:p text:style-name="P9">tips:</text:p>
      <text:p text:style-name="P9">justify everything and use the so what after making a statement </text:p>
      <text:p text:style-name="P9">keep a thorough and accurate list of websites you visited with time and date</text:p>
      <text:p text:style-name="P9">other than the first and last couple of headings the rest should not be in this ord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30T10:02:06.877365700</meta:creation-date>
    <dc:date>2025-10-02T09:09:23.039803200</dc:date>
    <meta:editing-duration>PT11M42S</meta:editing-duration>
    <meta:editing-cycles>3</meta:editing-cycles>
    <meta:generator>LibreOffice/25.2.3.2$Windows_X86_64 LibreOffice_project/bbb074479178df812d175f709636b368952c2ce3</meta:generator>
    <meta:document-statistic meta:table-count="0" meta:image-count="0" meta:object-count="0" meta:page-count="2" meta:paragraph-count="50" meta:word-count="535" meta:character-count="3152" meta:non-whitespace-character-count="2654"/>
  </office:meta>
</office:document-meta>
</file>